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3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Tristan Erne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 2021 Internship Lo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ast Stroudsburg Universit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3">
          <table:table-cell table:style-name="ce3" office:value-type="date" office:date-value="2021-08-30" calcext:value-type="date">
            <text:p>08/30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ting up project structure and looking into Set 1 Challenges</text:p>
          </table:table-cell>
          <table:table-cell/>
        </table:table-row>
        <table:table-row table:style-name="ro2">
          <table:table-cell table:style-name="ce3" office:value-type="date" office:date-value="2021-08-31" calcext:value-type="date">
            <text:p>08/31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work on Set 1 Challenge 1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3">
          <table:table-cell table:style-name="ce3" office:value-type="date" office:date-value="2021-09-13" calcext:value-type="date">
            <text:p>09/13/21</text:p>
          </table:table-cell>
          <table:table-cell office:value-type="string" calcext:value-type="string">
            <text:p>8:00AM – 9:00A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ed a Github repo. Started work on Set 1 Challenge 6.</text:p>
          </table:table-cell>
          <table:table-cell/>
        </table:table-row>
        <table:table-row table:style-name="ro2">
          <table:table-cell table:style-name="ce3" office:value-type="date" office:date-value="2021-09-14" calcext:value-type="date">
            <text:p>09/14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5" calcext:value-type="date">
            <text:p>09/15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8:00AM – 9:00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date" office:date-value="2021-09-17" calcext:value-type="date">
            <text:p>09/17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 into unseen errors with underlying base64 conversion code. Spent the time correcting and testing</text:p>
          </table:table-cell>
          <table:table-cell/>
        </table:table-row>
        <table:table-row table:style-name="ro3">
          <table:table-cell table:style-name="ce3" office:value-type="date" office:date-value="2021-09-18" calcext:value-type="date">
            <text:p>09/18/21</text:p>
          </table:table-cell>
          <table:table-cell office:value-type="string" calcext:value-type="string">
            <text:p>7:00AM – 10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ed methods of scoring for frequency analysis for Set 1 Challenge 6</text:p>
          </table:table-cell>
          <table:table-cell/>
        </table:table-row>
        <table:table-row table:style-name="ro3">
          <table:table-cell table:style-name="ce3" office:value-type="date" office:date-value="2021-09-22" calcext:value-type="date">
            <text:p>09/22/21</text:p>
          </table:table-cell>
          <table:table-cell office:value-type="string" calcext:value-type="string">
            <text:p>5:00PM – 10:00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work for Set 1 Challenge 6 and Set 1 Challenge 7</text:p>
          </table:table-cell>
          <table:table-cell/>
        </table:table-row>
        <table:table-row table:style-name="ro4">
          <table:table-cell table:style-name="ce3" office:value-type="date" office:date-value="2021-09-23" calcext:value-type="date">
            <text:p>09/23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 working on Set 1 Challenge 8. Getting stuck on malloc errors. Need to re-think how to allocate chunks of text.</text:p>
          </table:table-cell>
          <table:table-cell/>
        </table:table-row>
        <table:table-row table:style-name="ro3">
          <table:table-cell table:style-name="ce3" office:value-type="date" office:date-value="2021-09-30" calcext:value-type="date">
            <text:p>09/30/21</text:p>
          </table:table-cell>
          <table:table-cell office:value-type="string" calcext:value-type="string">
            <text:p>7:00AM – 11:00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 work for Set 1 Challenge 8. Moving onto Set 2. Researching PKCS#7 and its implementations.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3" office:value-type="date" office:date-value="2021-10-04" calcext:value-type="date">
            <text:p>10/04/21</text:p>
          </table:table-cell>
          <table:table-cell office:value-type="string" calcext:value-type="string">
            <text:p>7:00AM – 9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work for Set 2 Challenge 9. Starting research on Set2 Challenge 10.</text:p>
          </table:table-cell>
          <table:table-cell/>
        </table:table-row>
        <table:table-row table:style-name="ro3">
          <table:table-cell table:style-name="ce3" office:value-type="date" office:date-value="2021-10-07" calcext:value-type="date">
            <text:p>10/07/21</text:p>
          </table:table-cell>
          <table:table-cell office:value-type="string" calcext:value-type="string">
            <text:p>7:00PM – 10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ountered error with Set 2 Challenge 10. Working to resolve error.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* hiatus for family emergency</text:p>
          </table:table-cell>
        </table:table-row>
        <table:table-row table:style-name="ro2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d work on Set 2 Challenge 10.</text:p>
          </table:table-cell>
          <table:table-cell/>
        </table:table-row>
        <table:table-row table:style-name="ro3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0. Began research on Set 2 Challenge 11</text:p>
          </table:table-cell>
          <table:table-cell/>
        </table:table-row>
        <table:table-row table:style-name="ro2">
          <table:table-cell table:style-name="ce3" office:value-type="date" office:date-value="2021-10-18" calcext:value-type="date">
            <text:p>10/18/21</text:p>
          </table:table-cell>
          <table:table-cell office:value-type="string" calcext:value-type="string">
            <text:p>4:00pm – 8:00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inued work on Set 2 Challenge 11. </text:p>
          </table:table-cell>
          <table:table-cell/>
        </table:table-row>
        <table:table-row table:style-name="ro3">
          <table:table-cell table:style-name="ce3" office:value-type="date" office:date-value="2021-10-21" calcext:value-type="date">
            <text:p>10/21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1. Began research into Set 2 Challenge 12.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inued work on Set 2 Challenge 12. </text:p>
          </table:table-cell>
          <table:table-cell/>
        </table:table-row>
        <table:table-row table:style-name="ro2">
          <table:table-cell table:style-name="ce3" office:value-type="date" office:date-value="2021-10-22" calcext:value-type="date">
            <text:p>10/22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3" office:value-type="date" office:date-value="2021-11-03" calcext:value-type="date">
            <text:p>11/03/21</text:p>
          </table:table-cell>
          <table:table-cell office:value-type="string" calcext:value-type="string">
            <text:p>4:00pm – 7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Set 2 Challenge 13. </text:p>
          </table:table-cell>
          <table:table-cell/>
        </table:table-row>
        <table:table-row table:style-name="ro2" table:number-rows-repeated="104853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0:45:23.465882910</meta:creation-date>
    <dc:date>2021-11-03T19:13:22.150786238</dc:date>
    <meta:editing-duration>PT9H19M36S</meta:editing-duration>
    <meta:editing-cycles>7</meta:editing-cycles>
    <meta:generator>LibreOffice/6.4.7.2$Linux_X86_64 LibreOffice_project/40$Build-2</meta:generator>
    <meta:document-statistic meta:table-count="1" meta:cell-count="83" meta:object-count="0"/>
  </office:meta>
</office:document-meta>
</file>